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Project/TKWRD_ConvertData.xml" manifest:media-type="text/xml"/>
  <manifest:file-entry manifest:full-path="Basic/Project/TECKit_VBA.xml" manifest:media-type="text/xml"/>
  <manifest:file-entry manifest:full-path="Basic/Standard/script-lb.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L Galatia" svg:font-family="'SIL Galat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1"/>
    <style:style style:name="P2" style:family="paragraph" style:parent-style-name="Standard">
      <style:text-properties style:font-name="SIL Galatia" style:font-name-complex="SIL Galatia"/>
    </style:style>
    <style:style style:name="P3" style:family="paragraph" style:parent-style-name="Footer">
      <style:paragraph-properties fo:margin-top="0cm" fo:margin-bottom="0cm" loext:contextual-spacing="false"/>
    </style:style>
    <style:style style:name="P4"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SIL Galatia" style:font-name-complex="SIL Galatia"/>
    </style:style>
    <style:style style:name="T3" style:family="text">
      <style:text-properties style:font-name="SIL Galatia" style:font-name-complex="Courier New"/>
    </style:style>
    <style:style style:name="T4" style:family="text">
      <style:text-properties fo:font-size="8pt" style:font-size-asian="8pt"/>
    </style:style>
    <style:style style:name="T5" style:family="text">
      <style:text-properties fo:font-size="8pt" fo:font-weight="bold" style:font-size-asian="8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Calling TECkit from VB and VBA</text:title></text:p>
      <text:p text:style-name="Paper_20_Subtitle"><text:subject>Version 0.4  June 2002</text:subject></text:p>
      <text:p text:style-name="Author">Created by <text:a xlink:type="simple" xlink:href="mailto:Bob_Hallissy@sil.org?subject=TECkit%20VBA%20examples" text:style-name="Internet_20_link" text:visited-style-name="Visited_20_Internet_20_Link"><text:span text:style-name="Internet_20_link">Bob Hallissy</text:span></text:a>,<text:line-break/>SIL Non-Roman Script Initiative (NRSI)<text:line-break/>Copyright © 2002, SIL International</text:p>
      <text:p text:style-name="Standard">When using SIL International’s TECkit converter on the Microsoft Windows platform, both the engine and the compiler, which are implemented as Windows DLLs, can be called from Visual Basic or Visual Basic for Applications. This makes it possible, for example, to write macros for Microsoft Office applications (e.g., Word, Excel) that can do data conversions “on the fly” inside documents. This document template contains documentation and examples on how to call the TECkit engine from VB or VBA. (I have not included any information about calling the compiler, however, so this code assumes you have compiled modules available.)</text:p>
      <text:p text:style-name="Standard">Please note that this is not a “finished product”, but rather a proof of concept. Feel free to use the included code to develop tools to meet your own requirements. </text:p>
      <text:p text:style-name="Standard">Finally, this document assumes familiarity with VB- or VBA-based software development.</text:p>
      <text:h text:style-name="Heading_20_1" text:outline-level="1">Copyright information</text:h>
      <text:p text:style-name="Standard">This document template, and the code supplied in the included modules, is copyright © 2002 SIL International. If you find bugs in the code, the <text:a xlink:type="simple" xlink:href="mailto:Bob_Hallissy@sil.org?subject=TECkit%20VBA%20examples" text:style-name="Internet_20_link" text:visited-style-name="Visited_20_Internet_20_Link"><text:span text:style-name="Internet_20_link">author</text:span></text:a> would appreciate hearing from you. You are hereby permitted to use the code modules as a starting point for your own projects.</text:p>
      <text:h text:style-name="Heading_20_1" text:outline-level="1">Installation</text:h>
      <text:p text:style-name="Standard">In order to execute the example Word macros, the TECkit engine DLL (<text:span text:style-name="Source_20_Code_20_Char">TECkit_x86.dll</text:span>) must be available somewhere on your PATH. </text:p>
      <text:p text:style-name="Standard">Additionally, some of the sample code uses the SIL Greek converter (supplied with TECkit). The macros need to know the location, on your file system, of the compiled converter. This is hardcoded in the constant <text:span text:style-name="Source_20_Code_20_Char">GREEK_MAPPING_FILE</text:span> near the top of the module named <text:span text:style-name="Source_20_Code_20_Char">TKWRD_ConvertData</text:span> – you will need to modify this constant to match your installation. (You will also need to compile the Greek mapping description to create the mapping file.)</text:p>
      <text:p text:style-name="Standard">In order for the sample data (<text:a xlink:type="simple" xlink:href="#_Sample_data_1" text:style-name="Internet_20_link" text:visited-style-name="Visited_20_Internet_20_Link"><text:span text:style-name="Internet_20_link">below</text:span></text:a>) to display properly <text:span text:style-name="T1">before </text:span>conversion you will need the <text:span text:style-name="T1">SIL Galatia</text:span> font installed (available <text:a xlink:type="simple" xlink:href="http://www.sil.org/computing/fonts/silgreek/SILGreekWinDownload.html" text:style-name="Internet_20_link" text:visited-style-name="Visited_20_Internet_20_Link"><text:span text:style-name="Internet_20_link">here</text:span></text:a>) and for proper display <text:span text:style-name="T1">after </text:span>conversion you will need the <text:span text:style-name="T1">Arial Unicode MS</text:span> font (a component of Microsoft Office) installed.</text:p>
      <text:h text:style-name="Heading_20_1" text:outline-level="1">Definitions</text:h>
      <text:p text:style-name="Standard">Within the context of this document, the following definitions apply:</text:p>
      <text:list xml:id="list679063947" text:style-name="WW8Num1">
        <text:list-item>
          <text:p text:style-name="P1"><text:soft-page-break/>Mapping Description – a file (usually .MAP extension) containing the source for a TECkit mapping.</text:p>
        </text:list-item>
        <text:list-item>
          <text:p text:style-name="P1">Mapping File – a file (usually .TEC extension) containing a compiled version of a Dapping Description.</text:p>
        </text:list-item>
        <text:list-item>
          <text:p text:style-name="P1">Mapping – an in-memory image of the contents of a Mapping File.</text:p>
        </text:list-item>
        <text:list-item>
          <text:p text:style-name="P1">Converter – an instance of a TECkit engine converter object, created from a Mapping plus some auxiliary information specifying various options (e.g., conversion direction, normalization)</text:p>
        </text:list-item>
        <text:list-item>
          <text:p text:style-name="P1">Legacy text – text that, although stored in Visual Basic strings or Word document objects (which are stored as UTF‑16), consists of data encoded in a non-Unicode, 8-bit “legacy encoding”.</text:p>
        </text:list-item>
      </text:list>
      <text:p text:style-name="Standard">This last term is somewhat tricky to understand, so is probably worth a little extra explanation. </text:p>
      <text:p text:style-name="Standard">As an example, suppose you have a Word document that includes text formatted in an SIL Encore-based font (i.e. one built by TypeCaster). You are probably used to thinking about that font in terms of the 8-bit character numbers (32 – 255) that you see in a font chart or perhaps in the Encore CST editor. The relationship between the numbers 32 – 255 and the characters that you see when you use this font represent a custom or <text:span text:style-name="T1">legacy </text:span>encoding<text:span text:style-name="T1">.</text:span> It isn’t a Unicode encoding because the characters don’t exactly match the Unicode charts. </text:p>
      <text:p text:style-name="Standard">Within VB or VBA, when you type in 8-bit data (or open up 8-bit text files), the application automatically converts this to Unicode by mapping the data through a codepage, usually the system codepage. For your legacy encoded data, this is not a correct Unicode representation (or else you wouldn’t need TECkit!). So we call this a “hacked Unicode encoding” – it has the <text:span text:style-name="T1">form </text:span>of Unicode (UTF-16) but it is really a legacy encoding. This is what the definition “legacy text” refers to.</text:p>
      <text:p text:style-name="Standard">For the VB/VBA developer, then, note that:</text:p>
      <text:list xml:id="list181427555643648" text:continue-numbering="true" text:style-name="WW8Num1">
        <text:list-item>
          <text:p text:style-name="P1">When converting between legacy encodings and Unicode, the TECkit engine requires the legacy data to be in the form of a sequence of bytes – not the hacked UTF-16 form that is native to VB/VBA.</text:p>
        </text:list-item>
        <text:list-item>
          <text:p text:style-name="P1">Once legacy text has been converted to correct Unicode (using TECkit), the font it was originally formatted with is no longer suitable – that font was based on the legacy encoding and not Unicode. </text:p>
        </text:list-item>
      </text:list>
      <text:p text:style-name="Standard">Both of these problems are addressed in the code contained in this template. </text:p>
      <text:h text:style-name="Heading_20_1" text:outline-level="1">Template module overview</text:h>
      <text:p text:style-name="Standard">More information about each code module will be included later in this document, but as an overview, this template contains two VBA modules:</text:p>
      <text:h text:style-name="Heading_20_3" text:outline-level="3">TECkit_VBA</text:h>
      <text:p text:style-name="Standard">The <text:span text:style-name="Source_20_Code_20_Char">TECkit_VBA</text:span> module contains two types of code: declares for the functions and constants that make up the TECkit engine interface and a group of utility routines that VB/VBA programmers will find handy. <text:s/>Note: The <text:span text:style-name="Source_20_Code_20_Char">TECkit_VBA </text:span>module is written to be usable in any Microsoft Office application or in Visual Basic 6. That is, there is nothing in the module that refers to specific application objects or document object models.</text:p>
      <text:h text:style-name="Heading_20_3" text:outline-level="3"><text:soft-page-break/>TKWRD_ConvertData</text:h>
      <text:p text:style-name="Standard">The <text:span text:style-name="Source_20_Code_20_Char">TKWRD_ConvertData</text:span> module is a Microsoft Word-specific module containing macros that demonstrate how to use the <text:span text:style-name="Source_20_Code_20_Char">TECkit_VBA</text:span> module to either:</text:p>
      <text:list xml:id="list181426901671745" text:continue-numbering="true" text:style-name="WW8Num1">
        <text:list-item>
          <text:p text:style-name="P1">Process an SFM-formatted file (e.g., a Shoebox database), invoking different TECkit converters for data marked with different SFMs.</text:p>
        </text:list-item>
        <text:list-item>
          <text:p text:style-name="P1">Search the currently selected for runs of “legacy text” (so identified because they are formatted in a given font), then use TECkit to convert each such run to Unicode and place the modified text back into the document, changing the font in the process. </text:p>
        </text:list-item>
      </text:list>
      <text:p text:style-name="Standard"/>
      <text:p text:style-name="Standard">As mentioned previously, the <text:span text:style-name="Source_20_Code_20_Char">TKWRD_ConvertData</text:span> module uses the SIL Greek converter “<text:span text:style-name="Source_20_Code_20_Char">silgreek.tec</text:span>” to demonstrate the conversion of Greek data into Unicode. </text:p>
      <text:h text:style-name="Heading_20_1" text:outline-level="1"><text:bookmark text:name="_Sample_data"/>TECkit_VBA module details</text:h>
      <text:p text:style-name="Standard">After the opening comments, this module contains declares for the TECkit engine. These are derived from the <text:span text:style-name="Source_20_Code_20_Char">TECkit_engine.h</text:span> header file. </text:p>
      <text:p text:style-name="Standard">After the TECkit engine declares there are several utility routines that make using the engine from VB a little easier. These are:</text:p>
      <text:list xml:id="list181427465842433" text:continue-numbering="true" text:style-name="WW8Num1">
        <text:list-item>
          <text:p text:style-name="P1"><text:span text:style-name="Source_20_Code_20_Char">TKVBA_GetMappingFromFile </text:span>- read a mapping file into memory (into a resizable Byte array)</text:p>
        </text:list-item>
        <text:list-item>
          <text:p text:style-name="P1"><text:span text:style-name="Source_20_Code_20_Char">TKVBA_CreateConverterToUnicode</text:span> - create a converter for converting legacy text to Unicode</text:p>
        </text:list-item>
        <text:list-item>
          <text:p text:style-name="P1"><text:span text:style-name="Source_20_Code_20_Char">TKVBA_ConvertStringToUnicode</text:span> - convert legacy <text:s/>text to Unicode via a TECkit converter.</text:p>
        </text:list-item>
        <text:list-item>
          <text:p text:style-name="P1"><text:span text:style-name="Source_20_Code_20_Char">TKVBA_GetMappingName </text:span>- returns a name string from a mapping</text:p>
        </text:list-item>
        <text:list-item>
          <text:p text:style-name="P1"><text:span text:style-name="Source_20_Code_20_Char">TKVBA_GetConverterName</text:span> - returns a name string from a converter</text:p>
        </text:list-item>
        <text:list-item>
          <text:p text:style-name="P1"><text:span text:style-name="Source_20_Code_20_Char">TKVBA_GetStatusDescription</text:span> - return a string description of a <text:span text:style-name="Source_20_Code_20_Char">TECkit_Status_enum</text:span> value</text:p>
        </text:list-item>
      </text:list>
      <text:p text:style-name="Standard">The <text:span text:style-name="Source_20_Code_20_Char">TKVBA_CreateConverterToUnicode</text:span> and <text:span text:style-name="Source_20_Code_20_Char">TKVBA_ConvertStringToUnicode</text:span> are the work-horse routines. The first accepts a mapping and creates a convert instance for the purposes of converting legacy data into Unicode. A parameter determines whether you want the Unicode result to be <text:span text:style-name="T1">normalized,</text:span> and if so, whether in Normal Form Composed (NFC) or Normal Form Decomposed (NFD). (See <text:a xlink:type="simple" xlink:href="http://www.unicode.org/unicode/reports/tr15" text:style-name="Internet_20_link" text:visited-style-name="Visited_20_Internet_20_Link"><text:span text:style-name="Internet_20_link">here</text:span></text:a> for more information on normalization.) Using the converter thus created, the second function accepts a VB/VBA string (assumed to be legacy text), converts the string back to a string of bytes for the TECkit engine, pumps the string through the TECkit converter, and converts the result back to a proper (now Unicode) VB/VBA string. </text:p>
      <text:p text:style-name="Standard">The <text:span text:style-name="Source_20_Code_20_Char">TKVBA_GetMappingName</text:span> and <text:span text:style-name="Source_20_Code_20_Char">TKVBA_GetConverterName</text:span> are wrappers around the similarly named TECkit APIs which take care of converting the UTF-8 result from TECkit into proper VB/VBA strings.</text:p>
      <text:p text:style-name="Standard">All of the TECkit engine functions return a small integer that identifies the success or failure of the function. The possible values are identified in the <text:span text:style-name="Source_20_Code_20_Char">TECkit_Status_enum</text:span> constants. The <text:soft-page-break/><text:span text:style-name="Source_20_Code_20_Char">TKVBA_GetStatusDescription</text:span> function simply returns an English-language string describing the various values.</text:p>
      <text:h text:style-name="Heading_20_1" text:outline-level="1">TKWRD_ConvertData module details</text:h>
      <text:p text:style-name="Standard">The <text:span text:style-name="Source_20_Code_20_Char">TKWRD_ConvertData</text:span> module shows how you might use the routines from <text:span text:style-name="Source_20_Code_20_Char">TECkit_VBA</text:span> module to do useful work from within a Word document. Remember, this code is intended as an example and not a finished product. The following functions are implemented:</text:p>
      <text:list xml:id="list181427476257406" text:continue-numbering="true" text:style-name="WW8Num1">
        <text:list-item>
          <text:p text:style-name="P1"><text:span text:style-name="Source_20_Code_20_Char">TKWRD_ConvertRangeToUnicode</text:span> – A utility function that searches a range of text for a runs of legacy text (identified by being formatted in a given font), pumping each such run through a converter and then reformatting the result with a different font.</text:p>
        </text:list-item>
        <text:list-item>
          <text:p text:style-name="P1"><text:span text:style-name="Source_20_Code_20_Char">TKWRD_ConvertGalatiaToNFC</text:span> – an example using <text:span text:style-name="Source_20_Code_20_Char">TKWRD_ConvertRange</text:span>.</text:p>
        </text:list-item>
        <text:list-item>
          <text:p text:style-name="P1"><text:span text:style-name="Source_20_Code_20_Char">TKWRD_ConvertSFMParagraphs</text:span> – demonstrates how one might process a Shoebox SFM file to convert records to Unicode based on their SFM marker.</text:p>
        </text:list-item>
      </text:list>
      <text:p text:style-name="Standard">The first routine, <text:span text:style-name="Source_20_Code_20_Char">TKWRD_ConvertRangeToUnicode</text:span>, is a general purpose one and the most directly reusable. You supply parameters for the document range to search, the target font name to search for, the converter to use on the data that is found, and the font name with which to reformat the now-Unicode data.</text:p>
      <text:p text:style-name="Standard">The <text:span text:style-name="Source_20_Code_20_Char">TKWRD_ConvertGalatiaToNFC</text:span> demonstrates how to use the first routine for a specific job – converting text formatted in SIL Galatia to Unicode. To see it work, select some of the <text:a xlink:type="simple" xlink:href="#_Free-format_data:" text:style-name="Internet_20_link" text:visited-style-name="Visited_20_Internet_20_Link"><text:span text:style-name="Internet_20_link">Free-form</text:span></text:a> <text:s/>sample text from below, press Alt-F8, select <text:span text:style-name="Source_20_Code_20_Char">TKWRD_ConvertGalatiaToNFC</text:span>, and click “Run”.</text:p>
      <text:p text:style-name="Standard">Finally, <text:span text:style-name="Source_20_Code_20_Char">TKWRD_ConvertSFMParagraphs</text:span> demonstrates how one might process a Shoebox SFM file. It loops through the entire document to locate paragraphs that start with an SFM code. Inside the loop it has a place to customize what happens based on the SFM marker. An example is shown of using the SILGreek converter to convert all the text after a “\gr” marker to Unicode and then reformat it with Arial Unicode MS. To see it in operation, press Alt-F8, select <text:span text:style-name="Source_20_Code_20_Char">TKWRD_ConvertSFMParagraphs</text:span>, and click Run. Note the changes to the <text:a xlink:type="simple" xlink:href="#_SFM_Data:" text:style-name="Internet_20_link" text:visited-style-name="Visited_20_Internet_20_Link"><text:span text:style-name="Internet_20_link">SFM Data</text:span></text:a> sample below.</text:p>
      <text:h text:style-name="Heading_20_1" text:outline-level="1"><text:bookmark text:name="_Sample_data_1"/>Sample data</text:h>
      <text:p text:style-name="Standard">Here is some sample data that you can use to test the functionality:</text:p>
      <text:h text:style-name="Heading_20_3" text:outline-level="3"><text:bookmark text:name="_Free-format_data:"/><text:bookmark text:name="_Free-form_data:"/>Free-form data:</text:h>
      <text:p text:style-name="P2"></text:p>
      <text:p text:style-name="P2"><text:tab/><text:line-break/><text:tab/><text:tab/><text:line-break/><text:tab/><text:tab/><text:tab/></text:p>
      <text:p text:style-name="P2"><text:line-break/><text:tab/><text:tab/><text:tab/><text:line-break/><text:tab/><text:tab/><text:tab/></text:p>
      <text:h text:style-name="Heading_20_3" text:outline-level="3"><text:bookmark text:name="_SFM_Data:"/>SFM Data:</text:h>
      <text:p text:style-name="Standard">\eng This is English</text:p>
      <text:p text:style-name="Standard">\gr <text:span text:style-name="T2"></text:span></text:p>
      <text:p text:style-name="Standard"><text:soft-page-break/>\gr <text:span text:style-name="T2"><text:tab/><text:line-break/><text:tab/><text:tab/><text:line-break/><text:tab/><text:tab/><text:tab/></text:span></text:p>
      <text:p text:style-name="Standard">\gr <text:span text:style-name="T2"><text:tab/><text:line-break/><text:tab/><text:tab/><text:tab/><text:line-break/><text:tab/><text:tab/><text:tab/></text:span><text:span text:style-name="T3"></text:span></text:p>
      <text:p text:style-name="Standard">\eng And this is the end</text:p>
      <text:h text:style-name="Heading_20_1" text:outline-level="1">Known Issues</text:h>
      <text:p text:style-name="Standard">When replacing legacy text with Unicode text in a Word document, it may also be necessary to set the other font names (e.g., the Bidi Font) as well as the language of the replacement text in order to obtain the correct rendering. This example code does not address these issues.</text:p>
      <text:h text:style-name="Heading_20_1" text:outline-level="1">Revision History</text:h>
      <text:p text:style-name="Standard">Version 0.4, 2002-06-18 </text:p>
      <text:list xml:id="list181426230765449" text:continue-numbering="true" text:style-name="WW8Num1">
        <text:list-item>
          <text:p text:style-name="P1">First public relea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L Galatia" svg:font-family="'SIL Galatia'"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ko" style:country-asian="KR"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font-weight-complex="normal"/>
    </style:style>
    <style:style style:name="Author" style:family="paragraph" style:parent-style-name="Standard">
      <style:paragraph-properties fo:margin-top="0.423cm" fo:margin-bottom="2.117cm" loext:contextual-spacing="false"/>
      <style:text-properties fo:font-style="italic" style:font-style-asian="italic" style:font-style-complex="italic"/>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family-generic="modern" fo:font-size="10pt" fo:language="none" fo:country="none" style:font-size-asian="10pt" style:language-asian="none" style:country-asian="none" style:font-name-complex="Courier New" style:font-family-complex="'Courier New'" style:font-family-generic-complex="moder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Code_20_Char" style:display-name="Source Code Char" style:family="text" style:parent-style-name="Default_20_Paragraph_20_Font">
      <style:text-properties fo:color="#000000" style:font-name="Courier New" fo:font-family="'Courier New'" style:font-family-generic="modern" fo:language="en" fo:country="US" style:language-asian="none" style:country-asian="none" style:font-name-complex="Courier New" style:font-family-complex="'Courier New'" style:font-family-generic-complex="modern"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cm" fo:margin-bottom="0cm" loext:contextual-spacing="false"/>
    </style:style>
    <style:style style:name="MT1" style:family="text">
      <style:text-properties fo:font-size="8pt" style:font-size-asian="8pt"/>
    </style:style>
    <style:style style:name="MT2" style:family="text">
      <style:text-properties fo:font-size="8pt" fo:font-weight="bold" style:font-size-asian="8pt" style:font-weight-asian="bold"/>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text:span text:style-name="MT1"><text:line-break/></text:span><text:span text:style-name="MT1"><text:title>Calling TECkit from VB and VBA</text:title></text:span><text:span text:style-name="MT1"> <text:s text:c="2"/></text:span><text:span text:style-name="Page_20_Number"><text:span text:style-name="MT2">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ling TECkit from VB and VBA</dc:title>
    <dc:subject>Version 0.4  June 2002</dc:subject>
    <meta:initial-creator>Bob Hallissy</meta:initial-creator>
    <meta:creation-date>2002-06-18T10:18:00</meta:creation-date>
    <dc:creator>Bob Hallissy</dc:creator>
    <dc:date>2002-06-19T08:00:00</dc:date>
    <meta:editing-cycles>9</meta:editing-cycles>
    <meta:editing-duration>PT28M</meta:editing-duration>
    <meta:document-statistic meta:table-count="0" meta:image-count="0" meta:object-count="0" meta:page-count="5" meta:paragraph-count="73" meta:word-count="2249" meta:character-count="10871" meta:non-whitespace-character-count="9266"/>
    <meta:generator>LibreOffice/5.3.3.2$Linux_X86_64 LibreOffice_project/30m0$Build-2</meta:generator>
  </office:meta>
</office:document-meta>
</file>

<file path=Basic/Project/TECKit_VBA.xml><?xml version="1.0" encoding="utf-8"?>
<!DOCTYPE module  PUBLIC '-//OpenOffice.org//DTD OfficeDocument 1.0//EN'  'module.dtd'>
<script:module xmlns:script="http://openoffice.org/2000/script" script:name="TECKit_VBA" script:language="StarBasic" script:moduleType="normal">Rem Attribute VBA_ModuleType=VBAModule
Option VBASupport 1
Option Explicit

' TECkit_Engine declares and VBA utility routines

' Module Ver. 0.3, 2002-06-13

' This module is written to be usable in any VBA environment (MS Office 2002
' or earlier) or from VB 6

' definitions:
'   mapping file -- a disk file containing a compiled TECkit mapping
'   mapping -- an in-memory image of the contents of a mapping file
'   converter -- a specific converter object, created from a mapping

' In addition to declares for TECkit engine interface and constants, this
' module implements utilities to assist VB or VBA programmers:
'
' TKVBA_GetMappingFromFile - read a mapping file into memory (in a resizable Byte array)
' TKVBA_CreateConverterToUnicode - create a converter to convert legacy-encoded text to Unicode
' TKVBA_ConvertStringToUnicode - convert legacy-encoded text to Unicode via a TECkit converter.
' TKVBA_GetMappingName - returns a name from a mapping
' TKVBA_GetConverterName - returns a name string from a converter
' TKVBA_GetStatusDescription - return a string description of a TECkit_Status_enum value

' Copyright © 2002 SIL International; All Rights Reserved
' If you make any modifications to this file, please send a copy
' to the SIL Non-Roman Script Initiative at &lt; ipub_nrsi@sil.org &gt;.


' Revision history:
' 2002-06-18 ver 0.3 (Bob Hallissy):
'   - TECkit interface changed to include normalization
'   - As a result, added TKVBA_CreateConverterToUnicode() function
'   - Also added TKVBA_GetConverterName() and TKVBA_GetMappingName()
' 2002-05-17 ver 0.2 (Bob Hallissy):
'   - added functionality, sent out to a few testers
' 2002-05-15 ver 0.1 (Bob Hallissy):
'   - first version
'
'-------------------------------------------------------------------------
'-------------------------------------------------------------------------
'
' The following material is extracted from TECkit_engine.h
'
'-------------------------------------------------------------------------
' all public functions return a status code from this enum:

Public Enum TECkit_Status_enum

    kStatus_NoError = 0                 ' this is usually the desired result!

    ' positive values are informational status values
    kStatus_OutputBufferFull = 1        ' ConvertBuffer or Flush: output buffer full, so not all input was processed
    kStatus_NeedMoreInput = 2           ' ConvertBuffer: processed all input data, ready for next chunk
                                
    ' negative values are errors
    kStatus_InvalidForm = -1            ' inForm or outForm parameter doesn't match mapping (bytes/Unicode mismatch)
    kStatus_ConverterBusy = -2          ' can't initiate a conversion, as the converter is already in the midst of an operation
    kStatus_InvalidConverter = -3       ' converter object is corrupted (or not really a TECkit_Converter at all)
    kStatus_InvalidMapping = -4         ' compiled mapping data is not recognizable
    kStatus_BadMappingVersion = -5      ' compiled mapping is not a version we can handle
    kStatus_Exception = -6              ' an internal error has occurred
    kStatus_NameNotFound = -7           ' couldn't find the requested name in the compiled mapping
    kStatus_IncompleteChar = -8         ' bad input data (lone surrogate, incomplete UTF8 sequence)
    kStatus_CompilationFailed = -9      ' mapping compilation failed (syntax errors, etc)
    kStatus_OutOfMemory = -10           ' unable to allocate required memory

End Enum

' formFlags bits for normalization; if none are set, then this side of the mapping is normalization-form-agnostic on input, and may generate an unspecified mixture
Public Const kFlags_ExpectsNFC = &amp;H1    ' expects fully composed text (NC)
Public Const kFlags_ExpectsNFD = &amp;H2    ' expects fully decomposed text (NCD)
Public Const kFlags_GeneratesNFC = &amp;H4  ' generates fully composed text (NC)
Public Const kFlags_GeneratesNFD = &amp;H8  ' generates fully decomposed text (NCD)

' if VisualOrder is set, this side of the mapping deals with visual-order rather than logical-order text (only relevant for bidi scripts)
Public Const kFlags_VisualOrder = &amp;H8000 ' visual rather than logical order

' if Unicode is set, the encoding is Unicode on this side of the mapping
Public Const kFlags_Unicode = &amp;H10000   ' this is Unicode rather than a byte encoding

' name IDs for TECkit_GetConverterName

Public Enum TECkit_NameID_enum
    ' required names
    kNameID_LHS_Name = 0                ' "source" or LHS encoding name, e.g. "SIL-EEG_URDU-2001"
    kNameID_RHS_Name = 1                ' "destination" or RHS encoding name, e.g. "UNICODE-3-1"
    kNameID_LHS_Description = 2         ' source encoding description, e.g. "SIL East Eurasia Group Extended Urdu (Mac OS)"
    kNameID_RHS_Description = 3         ' destination description, e.g. "Unicode 3.1"
    ' additional recommended names (parallel to UTR-22)
    kNameID_Version = 4                 ' "1.0b1"
    kNameID_Contact = 5                 ' "mailto:jonathan_kew@sil.org"
    kNameID_RegAuthority = 6            ' "SIL International"
    kNameID_RegName = 7                 ' "Greek (Galatia)"
    kNameID_Copyright = 8               ' "(c)2002 SIL International"
    ' additional name IDs may be defined in the future

End Enum

' encoding form constants for TECkit_CreateConverter

Public Enum TECkit_Form_enum
    kForm_Unspecified = 0               ' invalid argument to TECkit_CreateConverter
    kForm_bytes = 1
    kForm_UTF8 = 2
    kForm_UTF16BE = 3
    kForm_UTF16LE = 4
    kForm_UTF32BE = 5
    kForm_UTF32LE = 6
    
    kForm_NormalizationMask = &amp;HF00
    kForm_NFC = &amp;H100
    kForm_NFD = &amp;H200
End Enum

' A converter object is an opaque pointer. in VB, we'll just us a LONG


' Create a converter object from a compiled mapping

Public Declare Function TECkit_CreateConverter Lib "TECkit_x86.dll" ( _
        mapping As Byte, _
        ByVal mappingSize As Long, _
        ByVal mapForward As Byte, _
        ByVal sourceForm As Integer, _
        ByVal targetForm As Integer, _
        Converter As Long _
        ) As TECkit_Status_enum

' Dispose of a converter object

Public Declare Function TECkit_DisposeConverter Lib "TECkit_x86.dll" ( _
        ByVal Converter As Long _
        ) As TECkit_Status_enum

' Read a name record (UTF-8!) or the flags from a converter object

Public Declare Function TECkit_GetConverterName Lib "TECkit_x86.dll" ( _
        ByVal Converter As Long, _
        ByVal NameID As Integer, _
        nameBuffer As Byte, _
        ByVal bufferSize As Long, _
        nameLength As Long _
        ) As TECkit_Status_enum

Public Declare Function TECkit_GetConverterFlags Lib "TECkit_x86.dll" ( _
        ByVal Converter As Long, _
        sourceFlags As Long, _
        targetFlags _
    ) As TECkit_Status_enum


' Reset a converter object, forgetting any buffered context/state

Public Declare Function TECkit_ResetConverter Lib "TECkit_x86.dll" ( _
        ByVal Converter As Long _
    ) As TECkit_Status_enum

' Convert text from a buffer in memory

Public Declare Function TECkit_ConvertBuffer Lib "TECkit_x86.dll" ( _
        ByVal Converter As Long, _
        inBuffer As Any, _
        ByVal inLength As Long, _
        inUsed As Long, _
        outBuffer As Any, _
        ByVal outLength As Long, _
        outUsed As Long, _
        ByVal inputIsComplete As Byte _
    ) As TECkit_Status_enum


'    Flush any buffered text from a converter object
'    (at end of input, if inputIsComplete flag not set for ConvertBuffer)

Public Declare Function TECkit_Flush Lib "TECkit_x86.dll" ( _
        ByVal Converter As Long, _
        outBuffer As Any, _
        ByVal outLength As Long, _
        outUsed As Long _
    ) As TECkit_Status_enum

'    Read name (UTF-8!) and flags directly from a compiled mapping, before making a converter object

Public Declare Function TECkit_GetMappingName Lib "TECkit_x86.dll" ( _
    mapping As Byte, _
    ByVal mappingSize As Long, _
    ByVal NameID As Integer, _
    nameBuffer As Byte, _
    ByVal bufferSize As Long, _
    nameLength As Long _
    ) As TECkit_Status_enum

Public Declare Function TECkit_GetMappingFlags Lib "TECkit_x86.dll" ( _
    mapping As Byte, _
    ByVal mappingSize As Long, _
    lhsFlags As Long, _
    rhsFlags As Long _
    ) As TECkit_Status_enum

'    Return the version number of the TECkit library

Public Declare Function TECkit_GetVersion Lib "TECkit_x86.dll" () As Long

'-------------------------------------------------------------------------
' End of material derived from TECkit_engine.h
'-------------------------------------------------------------------------


'-------------------------------------------------------------------------
' Utility routines to assist VB or VBA programmers:
'-------------------------------------------------------------------------

' Private declares for needed Win APIs:

Private Declare Function MultiByteToWideChar Lib "kernel32" (ByVal CodePage As Long, ByVal dwFlags As Long, lpMultiByteStr As Byte, ByVal cchMultiByte As Long, lpWideCharStr As Integer, ByVal cchWideChar As Long) As Long
Private Const CP_UTF8 = 65001

Private Declare Sub CopyMemory Lib "kernel32" Alias "RtlMoveMemory" (Destination As Any, Source As Any, ByVal Length As Long)

Private Const BuffLength = 1024

' TKVBA_GetConverterName -- return a name string from a converter
'   Returns kStatus_NoError on success. In addition to other kStatus* errors
'   this could return kStatus_Exception if we had a problem converting the
'   result from UTF-8 to VB string -- check LastDLLError if you get this.
'

Public Function TKVBA_GetConverterName(Converter As Long, ByVal NameID As TECkit_NameID_enum, strResult As String) As TECkit_Status_enum
    
    Dim Status As TECkit_Status_enum
    Dim UTF8Buffer() As Byte
    Dim nameLength As Long
    
    ReDim UTF8Buffer(0 To BuffLength - 1)
TryAgain:
    Status = TECkit_GetConverterName(Converter, NameID, UTF8Buffer(0), UBound(UTF8Buffer) + 1, nameLength)
    If Status = kStatus_NameNotFound Then
        strResult = ""
        TKVBA_GetConverterName = Status
        Exit Function
    End If
    If nameLength &gt; (UBound(UTF8Buffer) + 1) Then
        ReDim UTF8Buffer(0 To nameLength + 20)
        GoTo TryAgain
    End If
    If Status &lt;&gt; kStatus_NoError Then
        TKVBA_GetConverterName = Status
        Exit Function
    End If
        
    ' Convert result (which is UTF-8) to VB string:
    If Not UTF8_to_String(UTF8Buffer, nameLength, strResult) Then
        TKVBA_GetConverterName = kStatus_Exception
    Else
        TKVBA_GetConverterName = kStatus_NoError
    End If

End Function

' TKVBA_GetMappingName -- return a name string from a mapping
'   Returns kStatus_NoError on success. In addition to other kStatus* errors
'   this could return kStatus_Exception if we had a problem converting the
'   result from UTF-8 to VB string -- check LastDLLError if you get this.
'

Public Function TKVBA_GetMappingName(mapping() As Byte, ByVal NameID As TECkit_NameID_enum, strResult As String) As TECkit_Status_enum
    
    Dim Status As TECkit_Status_enum
    Dim UTF8Buffer() As Byte
    Dim nameLength As Long
    
    ReDim UTF8Buffer(0 To BuffLength - 1)
TryAgain:
    Status = TECkit_GetMappingName(mapping(LBound(mapping)), UBound(mapping) - LBound(mapping) + 1, NameID, UTF8Buffer(0), UBound(UTF8Buffer) + 1, nameLength)
    If Status = kStatus_NameNotFound Then
        strResult = ""
        TKVBA_GetMappingName = Status
        Exit Function
    End If
    If nameLength &gt; (UBound(UTF8Buffer) + 1) Then
        ReDim UTF8Buffer(0 To nameLength + 20)
        GoTo TryAgain
    End If
    If Status &lt;&gt; kStatus_NoError Then
        TKVBA_GetMappingName = Status
        Exit Function
    End If
        
    ' Convert result (which is UTF-8) to VB string:
    If Not UTF8_to_String(UTF8Buffer, nameLength, strResult) Then
        TKVBA_GetMappingName = kStatus_Exception
    Else
        TKVBA_GetMappingName = kStatus_NoError
    End If
    
End Function

' Convert a UTF-8 buffer to VB string:
' Return True if success, false for failure

Private Function UTF8_to_String(UTF8Buffer() As Byte, Length As Long, strResult As String) As Boolean
    
    Dim UTF16Buffer() As Integer, res As Long
    
    ' assume error result:
    UTF8_to_String = False
    
    ' First, find out how big a UTF16 buffer we need:
    res = MultiByteToWideChar(CP_UTF8, 0, UTF8Buffer(LBound(UTF8Buffer)), Length, 0, 0)
    If res = 0 Then Exit Function
    
    ' OK, now do the conversion:
    ReDim UTF16Buffer(0 To res + 10) ' Give myself a little extra room...
    res = MultiByteToWideChar(CP_UTF8, 0, UTF8Buffer(LBound(UTF8Buffer)), Length, UTF16Buffer(0), UBound(UTF16Buffer) + 1)
    If res = 0 Then Exit Function
    
    strResult = Space(res)
    CopyMemory ByVal StrPtr(strResult), UTF16Buffer(0), res * 2
    
    ' Done!
    UTF8_to_String = True
    
End Function


' TKVBA_GetMappingFromFile - read a mapping file into memory (in a resizable Byte array)
'   Returns kStatus_InvalidMapping if failed to open or read the file.
'   Otherwise returns kStatus_NoError

Public Function TKVBA_GetMappingFromFile( _
    FileName As String, _
    mapping() As Byte _
    ) As TECkit_Status_enum

    Dim FH As Integer, Size As Long
    
    ' Assume error:
    TKVBA_GetMappingFromFile = kStatus_InvalidMapping
    
    ' See if we Open the file:
    On Error GoTo File_Error
    FH = FreeFile
    Open FileName For Binary Access Read As #FH
    Size = LOF(FH)
    mapping = InputB(Size, #FH)
    Close #FH
    
    ' Make sure we read all the data:
    If (UBound(mapping) - LBound(mapping) + 1) = Size Then
        ' Success
        TKVBA_GetMappingFromFile = kStatus_NoError
    End If
    Exit Function
    
File_Error:
    Exit Function
End Function

' TKVBA_CreateConverterToUnicode - create a to-Unicode converter from a compiled mapping (in memory)
'
' From a compiled mapping, creates a converter to convert bytes to Unicode.
' Caller may indicate desired normalization by Normalization parm to kForm_NFD or kForm_NFC (zero for "none")

Public Function TKVBA_CreateConverterToUnicode(mapping() As Byte, ByVal Normalization As TECkit_Form_enum, Converter As Long) As TECkit_Status_enum
    
    Dim Status As TECkit_Status_enum
    Dim mappingSize As Long
    Dim lhsFlags As Long, rhsFlags As Long, mapForward As Byte
    
    ' Find out mapping size:
    mappingSize = UBound(mapping) - LBound(mapping) + 1
    
    ' Verify that exactly one side of mapping is Unicode and the other 8-bit -- otherwise fail!
    Status = TECkit_GetMappingFlags(mapping(LBound(mapping)), mappingSize, lhsFlags, rhsFlags)
    If Status &lt;&gt; kStatus_NoError Then
        TKVBA_CreateConverterToUnicode = Status
        Exit Function
    End If
    If (lhsFlags Eqv rhsFlags) And kFlags_Unicode Then
        TKVBA_CreateConverterToUnicode = kStatus_InvalidForm
        Exit Function
    End If
    
    ' Figure out whether mapping forward or backward based on mapper flags:
    mapForward = IIf(rhsFlags And kFlags_Unicode, 1, 0)
    
    ' Create converter
    TKVBA_CreateConverterToUnicode = TECkit_CreateConverter(mapping(LBound(mapping)), mappingSize, mapForward, kForm_bytes, kForm_UTF16LE + Normalization, Converter)

End Function


' TKVBA_ConvertStringToUnicode - convert legacy-encoded text to Unicode via a TECkit converter.
'
' If any TECkit engine calls fail, the routine returns prematurely.
' Function return is the TECkit engine status, hopefully the value kStatus_NoError
'
' The assumption is that the InString represents Legacy encoded data, i.e., 8-bit plaintext
' data that has be stored in a VB string. The VB string, of course, stores Unicode, so when
' the caller put the 8-bit text into the VB string, VB magically converted the text to Unicode
' the system codepage. So the first step is to convert *back* to 8-bit (real 8-bit, stored
' in a VB BYTE array).
'
' This step is complicated by the fact that in some apps, e.g., Word, symbol-encoded text
' is actually stored as U+F020 .. U+F0FF rather than being mapped through CP1252. This function
' handles this.
'

Public Function TKVBA_ConvertStringToUnicode(Converter As Long, ByVal InString As String, OutString As String) As TECkit_Status_enum
    
    Dim Status As TECkit_Status_enum
    Dim FromBytes() As Byte, ToUnicode(0 To BuffLength - 1) As Integer, inUsed As Long, outUsed As Long
    Dim FromStart As Long, ToStart As Long
    
    Dim C As Integer, i As Long
    
    ' Convert VB's Unicode string back through system codepage to a byte array:
    ' Unfortunately, Word's StrConv() function treats symbol-encoded text badly, so
    ' we have to do this char at a time...
    
    ' Start by assuming everything is in the system codepage:
    FromBytes = StrConv(InString, vbFromUnicode)
    ' Now replace every symbol-encoded character we find
    For i = 1 To Len(InString)
        C = AscW(Mid$(InString, i, 1))
        If C &gt;= &amp;HF000 And C &lt;= &amp;HF0FF Then FromBytes(i - 1) = C And &amp;HFF
    Next i
    
    ' Keep track of where, in input, to start Converter.
    FromStart = LBound(FromBytes)
    
    ' Keep track of where, in output, to store the results
    ToStart = 0
    
    ' Make sure the converter is reset
    TECkit_ResetConverter Converter
    
    ' Initialize output:
    OutString = ""
    
    ' Call converter as often as necessary to convert the data.
    Do
        Status = TECkit_ConvertBuffer(Converter, _
            FromBytes(FromStart), UBound(FromBytes) - FromStart + 1, inUsed, _
            ToUnicode(0), BuffLength * 2, outUsed, 1)
        
        If Status &lt; kStatus_NoError Then
            TKVBA_ConvertStringToUnicode = Status
            TECkit_ResetConverter Converter
            Exit Function
        End If
        
        ' If we retrieved anything, then append the Unicode data to OutString...
        If outUsed &gt; 0 Then
            OutString = OutString &amp; Space(outUsed / 2)
            CopyMemory ByVal (StrPtr(OutString) + ToStart), ToUnicode(0), outUsed
            ToStart = ToStart + outUsed
        End If
            
        ' Skip over inputdata that has been processed:
        FromStart = FromStart + inUsed
        
        ' Keep going as long as there was insufficient room in the output buffer.
    Loop While Status = kStatus_OutputBufferFull
    
    TKVBA_ConvertStringToUnicode = Status
End Function
    
' TKVBA_GetStatusDescription - return a string description of a TECkit_Status_enum value
'
Public Function TKVBA_GetStatusDescription(Status As TECkit_Status_enum) As String
    Select Case Status
        Case kStatus_NoError:           TKVBA_GetStatusDescription = "no error"
        Case kStatus_OutputBufferFull:  TKVBA_GetStatusDescription = "ConvertBuffer or Flush: output buffer full, so not all input was processed"
        Case kStatus_NeedMoreInput:     TKVBA_GetStatusDescription = "ConvertBuffer: processed all input data, ready for next chunk"
        Case kStatus_InvalidForm:       TKVBA_GetStatusDescription = "inForm or outForm parameter doesn't match mapping (bytes/Unicode mismatch)"
        Case kStatus_ConverterBusy:     TKVBA_GetStatusDescription = "can't initiate a conversion, as the converter is already in the midst of an operation"
        Case kStatus_InvalidConverter:  TKVBA_GetStatusDescription = "converter object is corrupted (or not really a TKVBA_Converter at all)"
        Case kStatus_InvalidMapping:    TKVBA_GetStatusDescription = "compiled mapping data is not recognizable"
        Case kStatus_BadMappingVersion: TKVBA_GetStatusDescription = "compiled mapping is not a version we can handle"
        Case kStatus_Exception:         TKVBA_GetStatusDescription = "an internal error has occurred"
        Case kStatus_NameNotFound:      TKVBA_GetStatusDescription = "couldn't find the requested name in the compiled mapping"
        Case kStatus_IncompleteChar:    TKVBA_GetStatusDescription = "bad input data (lone surrogate, incomplete UTF8 sequence"
        Case kStatus_CompilationFailed: TKVBA_GetStatusDescription = "mapping compilation failed (syntax errors, etc)"
        Case kStatus_OutOfMemory:       TKVBA_GetStatusDescription = "unable to allocate required memory"
    End Select
End Function

</script:module>
</file>

<file path=Basic/Project/TKWRD_ConvertData.xml><?xml version="1.0" encoding="utf-8"?>
<!DOCTYPE module  PUBLIC '-//OpenOffice.org//DTD OfficeDocument 1.0//EN'  'module.dtd'>
<script:module xmlns:script="http://openoffice.org/2000/script" script:name="TKWRD_ConvertData" script:language="StarBasic" script:moduleType="normal">Rem Attribute VBA_ModuleType=VBAModule
Option VBASupport 1
Option Explicit

' Using TECkit from Microsoft Word -- utilities and examples

' Module Ver. 0.2, 2002-06-17

' Copyright © 2002 SIL International; All Rights Reserved
' If you make any modifications to this file, please send a copy
' to the SIL Non-Roman Script Initiative at &lt; ipub_nrsi@sil.org &gt;.

Private Const GREEK_MAPPING_FILE = "C:\DosUtils\TECkit 2002-06-14\Samples\silgreek.tec"


' TKWRD_ConvertRange
'
'   Searches a given range for runs of text formatted
'   with a given font, pumps each such run through a TECkit
'   converter, and changes the formatting to a new font.

Public Function TKWRD_ConvertRangeToUnicode(R As Range, LegacyFont As String, Converter As Long, UnicodeFont As String) As TECkit_Status_enum

' Revision history:
' 2002-05-15, ver. 0.1 (Bob Hallissy):
'   - first version


    Dim saveSFC As Boolean  ' Save area for ShowFieldCodes
    Dim saveSCP As Boolean  ' Save area for SmartCutPaste
    Dim MyStart As Long, MyEnd As Long  ' Save area for range boundaries
    Dim OutString As String
    Dim TECkitStatus As TECkit_Status_enum
    
    If R.Start &gt;= R.End Then Exit Function
    
    Application.ScreenUpdating = False
    saveSCP = Options.SmartCutPaste
    Options.SmartCutPaste = False
    saveSFC = ActiveWindow.View.ShowFieldCodes
    ActiveWindow.View.ShowFieldCodes = True
    
    ' Word's Ranges do not properly track changes to the text. In particular, if you replace part
    ' of a range that includes a Paragraph mark, Word seems to forget to add the replacement back
    ' to the range, so the End mark shrinks by too much. Therefore we keep track of the target range
    ' bounds manually:
    
    MyStart = R.Start
    MyEnd = R.End
    
    With R
        ' Find does not correctly search the selection if the length of the selection
        ' is exactly 1 character. Here is the work-around:
        .Collapse (wdCollapseStart)   ' Move to start of selection
        
        Do
            ' use Find with a pattern match to locate any Latin digits or the '%'
            With .Find
                .ClearFormatting
                .Font.Name = LegacyFont
                .Wrap = wdFindStop
                .Format = True
                .MatchCase = False
                .MatchWholeWord = False
                .MatchKashida = False
                .MatchDiacritics = False
                .MatchAlefHamza = False
                .MatchControl = False
                .MatchWildcards = False
                .Execute FindText:="", Forward:=True
                If Not .Found Or R.Start &gt;= MyEnd Then Exit Do
            End With
            
            ' Found a string -- process it:
        
            ' If the End of the Found area goes beyond the original target range, then shorten the
            ' Found area:
            If R.End &gt; MyEnd Then R.End = MyEnd
            
            ' Now do the conversion:
            TECkitStatus = TKVBA_ConvertStringToUnicode(Converter, R.Text, OutString)
            If TECkitStatus &lt;&gt; kStatus_NoError Then
                TKWRD_ConvertRangeToUnicode = TECkitStatus
                Exit Function
            End If
            ' Update MyEnd based on length difference:
            MyEnd = MyEnd + Len(OutString) - Len(R.Text)
            ' Replace and reformat the text
            R.Text = OutString
            R.Font.Name = UnicodeFont
            
            ' Move past the replaced string
            .Collapse (wdCollapseEnd)
            
        Loop
        
    End With
    
    ' Restore Range to original, adjusted for any text changes:
    R.Start = MyStart
    R.End = MyEnd
    
    ' Restore document options:
    Options.SmartCutPaste = saveSCP
    ActiveWindow.View.ShowFieldCodes = saveSFC
    Application.ScreenUpdating = True
    
    TKWRD_ConvertRangeToUnicode = kStatus_NoError

End Function


' TKWRD_ConvertGalatiaToNFC
'
'   Uses TKWRD_ConvertRange to process the selected text,
'   converting anything formatted in SIL Galatia

Public Sub TKWRD_ConvertGalatiaToNFC()
    
    
    Dim GreekMapping() As Byte, GreekConverter As Long
    Dim TECkitStatus As TECkit_Status_enum

    Dim R As Range

    ' Open Greek Converter:
    TECkitStatus = TKVBA_GetMappingFromFile(GREEK_MAPPING_FILE, GreekMapping)
    If TECkitStatus &lt;&gt; kStatus_NoError Then
        MsgBox "Couldn't open Greek Converter: " &amp; TKVBA_GetStatusDescription(TECkitStatus)
        Exit Sub
    End If
    
    TECkitStatus = TKVBA_CreateConverterToUnicode(GreekMapping, kForm_NFC, GreekConverter)
    If TECkitStatus &lt;&gt; kStatus_NoError Then
        MsgBox "CreateConverter failed: " &amp; TKVBA_GetStatusDescription(TECkitStatus)
        Exit Sub
    End If
    
    Set R = Selection.Range
    
    TECkitStatus = TKWRD_ConvertRangeToUnicode(R, "SIL Galatia", GreekConverter, "Arial Unicode MS")
    TECkit_DisposeConverter GreekConverter  ' Ignore return value
    If TECkitStatus &lt;&gt; kStatus_NoError Then
        MsgBox "CreateConverter failed: " &amp; TKVBA_GetStatusDescription(TECkitStatus)
        Exit Sub
    End If

    ' Fixup end of selection:
    Selection.End = R.End
    
    ' All the above can scroll screen, so scroll selection back into view:
    ActiveWindow.ScrollIntoView R
    Set R = Nothing

End Sub

' TKWRD_ConvertSFMParagraphs
'
'   Loops through the entire document looking for paragraphs that start with SFMs.
'   If the SFM is "\gr", then the text after the SFM is passed through the SIL Greek
'   converter and reformatted in Arial Unicode.

Public Sub TKWRD_ConvertSFMParagraphs()

    Dim GreekMapping() As Byte, GreekConverter As Long
    Dim TECkitStatus As TECkit_Status_enum
    
    ' Open Greek Converter:
    TECkitStatus = TKVBA_GetMappingFromFile(GREEK_MAPPING_FILE, GreekMapping)
    If TECkitStatus &lt;&gt; kStatus_NoError Then
        MsgBox "Couldn't open Greek Converter: " &amp; TKVBA_GetStatusDescription(TECkitStatus)
        Exit Sub
    End If
    
    TECkitStatus = TKVBA_CreateConverterToUnicode(GreekMapping, kForm_NFC, GreekConverter)
    If TECkitStatus &lt;&gt; kStatus_NoError Then
        MsgBox "CreateConverterToUnicode failed: " &amp; TKVBA_GetStatusDescription(TECkitStatus)
        Exit Sub
    End If
    
    Dim P As Paragraph, SpacePosition As Long, Marker As String
    
    Dim R As Range, OutString As String
    
    For Each P In Application.ActiveDocument.Paragraphs
        ' Check for an SFM at start of paragraph:
        SpacePosition = InStr(P.Range.Text, " ")
        If (SpacePosition &gt; 2) And Left(P.Range.Text, 1) = "\" Then
            ' Yes we have an SFM, so put the marker itself in Marker:
            Marker = Left(P.Range.Text, SpacePosition - 1)
            ' Set range R to whole of paragraph P sans the marker and the final CR:
            Set R = P.Range
            R.Start = R.Start + SpacePosition
            R.End = R.End - 1
            Select Case Marker
                Case "\gr":
                    ' Convert Galatia data:
                    TECkitStatus = TKVBA_ConvertStringToUnicode(GreekConverter, R.Text, OutString)
                    If TECkitStatus &lt;&gt; kStatus_NoError Then
                        MsgBox "Conversion failed: " &amp; TKVBA_GetStatusDescription(TECkitStatus)
                        TECkit_DisposeConverter GreekConverter
                        Exit Sub
                    End If
                    ' Replace the text after the marker with modified text:
                    R.Text = OutString
                    R.Font.Name = "Arial Unicode MS"
                    
                Case "\eng":
                    ' Do nothing with English text
                                
                Case Else:
                    ' Put up a message box here to flag unknown markers:
                    'MsgBox "Unrecognized SFM """ &amp; Marker &amp; """ -- ignored."
            
            End Select
        End If
    Next P
    
    TECkitStatus = TECkit_DisposeConverter(GreekConverter)
    If TECkitStatus &lt;&gt; kStatus_NoError Then
        MsgBox "DisposeConverter failed: " &amp; TKVBA_GetStatusDescription(TECkitStatus)
        Exit Sub
    End If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ECKit_VBA"/>
  <library:element library:name="TKWRD_ConvertData"/>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